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92415" officeooo:paragraph-rsid="00092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s macht git damit ? <text:s/>15:34 09.09.2018</text:p>
      <text:p text:style-name="Standard">geändert 15:50 09.09.2018</text:p>
      <text:p text:style-name="Standard"/>
      <text:p text:style-name="P1">Nach vielen Jahren am 07.07.2024 23:30</text:p>
      <text:p text:style-name="P1">Schöne Grüße</text:p>
      <text:p text:style-name="P1">C:\Users\Peter11\Documents\GitHub\heimauto\neue_docu.odt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3M54S</meta:editing-duration>
    <meta:editing-cycles>5</meta:editing-cycles>
    <meta:generator>LibreOffice/7.6.6.3$Windows_X86_64 LibreOffice_project/d97b2716a9a4a2ce1391dee1765565ea469b0ae7</meta:generator>
    <dc:date>2024-07-07T23:32:13.221000000</dc:date>
    <meta:document-statistic meta:table-count="0" meta:image-count="0" meta:object-count="0" meta:page-count="1" meta:paragraph-count="5" meta:word-count="19" meta:character-count="170" meta:non-whitespace-character-count="155"/>
    <meta:user-defined meta:name="Info 1"/>
    <meta:user-defined meta:name="Info 2"/>
    <meta:user-defined meta:name="Info 3"/>
    <meta:user-defined meta:name="Info 4"/>
  </office:meta>
</office:document-meta>
</file>